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’m sorry, but it looks like there will be a slight delay</text:p>
      <text:p text:style-name="Normal">There seems to be an issue with this. It’s nothing serious</text:p>
      <text:p text:style-name="Normal">To be honest, I think I t wouldn’t be better to<text:s/></text:p>
      <text:p text:style-name="Normal">Yes I can see what you’re saying, but don’t you think that?</text:p>
      <text:p text:style-name="Normal">Actually, that<text:s/>don’t give us much time</text:p>
      <text:p text:style-name="Normal">Wouldn’t be better to ask Liu?</text:p>
      <text:p text:style-name="Normal">What about quality? Can we be sure it will be okay?</text:p>
      <text:p text:style-name="Normal">It might be quite expensi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10-22T07:39:00Z</meta:creation-date>
    <dc:date>2021-10-22T07:53:00Z</dc:date>
    <meta:template xlink:href="Normal" xlink:type="simple"/>
    <meta:editing-cycles>1</meta:editing-cycles>
    <meta:editing-duration>PT0S</meta:editing-duration>
    <meta:document-statistic meta:page-count="1" meta:paragraph-count="1" meta:word-count="56" meta:character-count="375" meta:row-count="2" meta:non-whitespace-character-count="320"/>
  </office:meta>
</office:document-meta>
</file>